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5.26pt" svg:height="256.76pt" svg:x="2.35pt" svg:y="118.2pt">
            <loext:p draw:notify-on-update-of-ranges="Sheet1.A2:Sheet1.A2 Sheet1.A3:Sheet1.A8 Sheet1.B2:Sheet1.B2 Sheet1.B3:Sheet1.B8 Sheet1.C2:Sheet1.C2 Sheet1.C3:Sheet1.C8 Sheet1.D2:Sheet1.D2 Sheet1.D3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Lab 6: Experiment 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middle</text:p>
          </table:table-cell>
          <table:table-cell table:style-name="Default" office:value-type="string" calcext:value-type="string">
            <text:p>la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45" calcext:value-type="float">
            <text:p>0.000000045</text:p>
          </table:table-cell>
          <table:table-cell office:value-type="float" office:value="0.000000033" calcext:value-type="float">
            <text:p>0.000000033</text:p>
          </table:table-cell>
          <table:table-cell office:value-type="float" office:value="0.000000026" calcext:value-type="float">
            <text:p>0.0000000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28" calcext:value-type="float">
            <text:p>0.000000028</text:p>
          </table:table-cell>
          <table:table-cell office:value-type="float" office:value="0.000000026" calcext:value-type="float">
            <text:p>0.000000026</text:p>
          </table:table-cell>
          <table:table-cell office:value-type="float" office:value="0.000000025" calcext:value-type="float">
            <text:p>0.0000000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36" calcext:value-type="float">
            <text:p>0.000000036</text:p>
          </table:table-cell>
          <table:table-cell table:number-columns-repeated="2" office:value-type="float" office:value="0.000000022" calcext:value-type="float">
            <text:p>0.00000002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.00000002</text:p>
          </table:table-cell>
          <table:table-cell table:number-columns-repeated="2" office:value-type="float" office:value="0.000000018" calcext:value-type="float">
            <text:p>0.0000000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00039" calcext:value-type="float">
            <text:p>0.000000039</text:p>
          </table:table-cell>
          <table:table-cell table:number-columns-repeated="2" office:value-type="float" office:value="0.00000003" calcext:value-type="float">
            <text:p>0.0000000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000044" calcext:value-type="float">
            <text:p>0.000000044</text:p>
          </table:table-cell>
          <table:table-cell office:value-type="float" office:value="0.000000029" calcext:value-type="float">
            <text:p>0.000000029</text:p>
          </table:table-cell>
          <table:table-cell office:value-type="float" office:value="0.000000026" calcext:value-type="float">
            <text:p>0.000000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42:49.371891152</meta:creation-date>
    <meta:generator>LibreOffice/5.1.6.2$Linux_X86_64 LibreOffice_project/10m0$Build-2</meta:generator>
    <dc:date>2017-10-17T13:12:12.388445858</dc:date>
    <meta:editing-duration>PT8M15S</meta:editing-duration>
    <meta:editing-cycles>2</meta:editing-cycles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95cm" svg:height="9.059cm" xlink:href=".." xlink:type="simple" chart:class="chart:line" chart:style-name="ch1">
        <chart:legend chart:legend-position="end" svg:x="17.946cm" svg:y="3.732cm" style:legend-expansion="high" chart:style-name="ch2"/>
        <chart:plot-area chart:style-name="ch3" table:cell-range-address="Sheet1.A2:Sheet1.D8" chart:data-source-has-labels="both" svg:x="1.078cm" svg:y="0.207cm" svg:width="15.712cm" svg:height="8.695cm">
          <chartooo:coordinate-region svg:x="3.287cm" svg:y="0.406cm" svg:width="12.853cm" svg:height="7.849cm"/>
          <chart:axis chart:dimension="x" chart:name="primary-x" chart:style-name="ch4" chartooo:axis-type="auto">
            <chartooo:date-scale/>
            <chart:categories table:cell-range-address="Sheet1.A3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2:Sheet1.B2" chart:class="chart:line">
            <chart:data-point chart:repeated="6"/>
          </chart:series>
          <chart:series chart:style-name="ch7" chart:values-cell-range-address="Sheet1.C3:Sheet1.C8" chart:label-cell-address="Sheet1.C2:Sheet1.C2" chart:class="chart:line">
            <chart:data-point chart:repeated="6"/>
          </chart:series>
          <chart:series chart:style-name="ch8" chart:values-cell-range-address="Sheet1.D3:Sheet1.D8" chart:label-cell-address="Sheet1.D2:Sheet1.D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  <draw:g>
                  <svg:desc>Sheet1.B2:Sheet1.B2</svg:desc>
                </draw:g>
              </table:table-cell>
              <table:table-cell office:value-type="string">
                <text:p>middle</text:p>
                <draw:g>
                  <svg:desc>Sheet1.C2:Sheet1.C2</svg:desc>
                </draw:g>
              </table:table-cell>
              <table:table-cell office:value-type="string">
                <text:p>la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8</svg:desc>
                </draw:g>
              </table:table-cell>
              <table:table-cell office:value-type="float" office:value="0.000000045">
                <text:p>0.000000045</text:p>
                <draw:g>
                  <svg:desc>Sheet1.B3:Sheet1.B8</svg:desc>
                </draw:g>
              </table:table-cell>
              <table:table-cell office:value-type="float" office:value="0.000000033">
                <text:p>0.000000033</text:p>
                <draw:g>
                  <svg:desc>Sheet1.C3:Sheet1.C8</svg:desc>
                </draw:g>
              </table:table-cell>
              <table:table-cell office:value-type="float" office:value="0.000000026">
                <text:p>0.000000026</text:p>
                <draw:g>
                  <svg:desc>Sheet1.D3:Sheet1.D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28">
                <text:p>0.000000028</text:p>
              </table:table-cell>
              <table:table-cell office:value-type="float" office:value="0.000000026">
                <text:p>0.000000026</text:p>
              </table:table-cell>
              <table:table-cell office:value-type="float" office:value="0.000000025">
                <text:p>0.0000000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36">
                <text:p>0.000000036</text:p>
              </table:table-cell>
              <table:table-cell office:value-type="float" office:value="0.000000022">
                <text:p>0.000000022</text:p>
              </table:table-cell>
              <table:table-cell office:value-type="float" office:value="0.000000022">
                <text:p>0.0000000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18">
                <text:p>0.000000018</text:p>
              </table:table-cell>
              <table:table-cell office:value-type="float" office:value="0.000000018">
                <text:p>0.0000000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39">
                <text:p>0.000000039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03">
                <text:p>0.000000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44">
                <text:p>0.000000044</text:p>
              </table:table-cell>
              <table:table-cell office:value-type="float" office:value="0.000000029">
                <text:p>0.000000029</text:p>
              </table:table-cell>
              <table:table-cell office:value-type="float" office:value="0.000000026">
                <text:p>0.000000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